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helvetica, sans-serif" svg:font-family="Arial, helvetica, sans-serif" style:font-family-generic="system" svg:panose-1="2 11 6 4 2 2 2 2 2 4"/>
    <style:font-face style:name="Chalkduster" svg:font-family="Chalkduster" style:font-family-generic="script" style:font-pitch="variable" svg:panose-1="3 5 6 2 4 2 2 2 2 5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  <style:text-properties style:font-name="Arial, helvetica, sans-serif" fo:font-weight="normal" style:font-weight-asian="normal" fo:color="#990000" fo:font-size="14pt" style:font-size-asian="14pt"/>
    </style:style>
    <style:style style:name="P2" style:parent-style-name="Textbody" style:family="paragraph">
      <style:text-properties style:font-name="Chalkduster" fo:color="#FF0000"/>
    </style:style>
    <style:style style:name="P3" style:parent-style-name="Heading2" style:family="paragraph">
      <style:text-properties style:font-name="Arial, helvetica, sans-serif" fo:font-weight="normal" style:font-weight-asian="normal" fo:color="#990000" fo:font-size="14pt" style:font-size-asian="14pt"/>
    </style:style>
    <style:style style:name="P4" style:parent-style-name="Textbody" style:family="paragraph">
      <style:text-properties fo:background-color="#FFFF00"/>
    </style:style>
  </office:automatic-styles>
  <office:body>
    <office:text text:use-soft-page-breaks="true">
      <text:h text:style-name="P1" text:outline-level="2">More on C++ Classes: eigen_basis_class</text:h>
      <text:p text:style-name="Textbody"/>
      <text:p text:style-name="P2">Grade: check <text:s/>(missing some parts)</text:p>
      <text:p text:style-name="Standard"/>
      <text:p text:style-name="Standard">1. <text:s/>I was a bit unsure at first about the extern usage but a bit of googling got me there!</text:p>
      <text:p text:style-name="Standard"/>
      <text:p text:style-name="Standard">2.</text:p>
      <text:p text:style-name="Standard">class Potential<text:line-break/>{<text:s/><text:line-break/><text:s text:c="2"/>public:<text:line-break/><text:s text:c="4"/>Potential (double V0, double Zesq); //must have both values for declaration,<text:s/><text:tab/><text:tab/><text:tab/><text:tab/><text:tab/><text:tab/><text:tab/><text:tab/><text:tab/>//and we specify R in<text:s/><text:tab/>methods<text:line-break/><text:s text:c="4"/>~ Potential ();</text:p>
      <text:p text:style-name="Standard"><text:line-break/><text:s text:c="4"/>void set_Zesq(const double z);</text:p>
      <text:p text:style-name="Standard"><text:s text:c="4"/>void set_V0(const double V);</text:p>
      <text:p text:style-name="Standard"><text:s text:c="4"/>double get_coulomb(const double<text:s/>r);<text:line-break/><text:s text:c="4"/>double get_square_well(const double r); <text:s text:c="3"/></text:p>
      <text:p text:style-name="Standard"><text:s text:c="4"/>double get_Morse(const double r);<text:line-break/><text:s/>private:</text:p>
      <text:p text:style-name="Standard"><text:s text:c="4"/>double V0; //depth of sq well</text:p>
      <text:p text:style-name="Standard"><text:s text:c="4"/>doubel Zesq; // Ze^2 for Coulomb potential<text:line-break/>};</text:p>
      <text:p text:style-name="Standard"/>
      <text:h text:style-name="P3" text:outline-level="2">Driven Nonlinear Oscillations</text:h>
      <text:p text:style-name="Textbody">1. 1 shows the oscillations in y(t)/t, where 2 shows them in v(t)/x(t)</text:p>
      <text:p text:style-name="P4">2. I have issues with Xterm, so I just ouptut everything to png files, so I made some changes to some and others I just did it by hand.</text:p>
      <text:p text:style-name="Textbody">3. For too high a value of h, you end up not getting very clear or accurate plots due to<text:s/>loss of data inbetween.</text:p>
      <text:p text:style-name="Textbody">4. <text:s/>For p = 4: ./diffeq_oscillations.x</text:p>
      <text:p text:style-name="Textbody">V0 = 1, <text:s/>X0 = 0: period = 2.49</text:p>
      <text:p text:style-name="Textbody">V0 = 2, <text:s/>X0 = 0: period = 1.76</text:p>
      <text:p text:style-name="Textbody">V0 = 3, <text:s/>X0 = 0: period = 1.44</text:p>
      <text:p text:style-name="Textbody">V0 = 3, <text:s/>X0 = 2: period = 0.6</text:p>
      <text:p text:style-name="Textbody"/>
      <text:p text:style-name="Textbody">Rest of the question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helvetica, sans-serif" svg:font-family="Arial, helvetica, sans-serif" style:font-family-generic="system" svg:panose-1="2 11 6 4 2 2 2 2 2 4"/>
    <style:font-face style:name="Chalkduster" svg:font-family="Chalkduster" style:font-family-generic="script" style:font-pitch="variable" svg:panose-1="3 5 6 2 4 2 2 2 2 5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udrey Todd</dc:creator>
    <meta:creation-date>2021-03-12T14:02:00Z</meta:creation-date>
    <dc:date>2021-03-23T11:47:00Z</dc:date>
    <meta:template xlink:href="Normal.dotm" xlink:type="simple"/>
    <meta:editing-cycles>9</meta:editing-cycles>
    <meta:editing-duration>PT1500S</meta:editing-duration>
    <meta:document-statistic meta:page-count="1" meta:paragraph-count="2" meta:word-count="174" meta:character-count="1165" meta:row-count="8" meta:non-whitespace-character-count="993"/>
  </office:meta>
</office:document-meta>
</file>